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3787F000052240000742004874A14.svg" manifest:media-type=""/>
  <manifest:file-entry manifest:full-path="Pictures/100056E700005224000074209615BA4E.svg" manifest:media-type=""/>
  <manifest:file-entry manifest:full-path="Pictures/100015EE0000522400007420362CEA25.svg" manifest:media-type=""/>
  <manifest:file-entry manifest:full-path="Pictures/100002010000025300000349F23915BE.png" manifest:media-type=""/>
  <manifest:file-entry manifest:full-path="Pictures/100002010000025300000349BC0D611B.png" manifest:media-type=""/>
  <manifest:file-entry manifest:full-path="Pictures/10000FC800005208000074048B96F336.svg" manifest:media-type=""/>
  <manifest:file-entry manifest:full-path="Pictures/1000513D000052080000740460BAD546.svg" manifest:media-type=""/>
  <manifest:file-entry manifest:full-path="Pictures/100002010000025300000349B406AD79.png" manifest:media-type=""/>
  <manifest:file-entry manifest:full-path="Pictures/100002010000025300000349E6F27EE5.png" manifest:media-type=""/>
  <manifest:file-entry manifest:full-path="Pictures/10001B3D0000522400007420C8FA811C.svg" manifest:media-type=""/>
  <manifest:file-entry manifest:full-path="Pictures/10000201000002530000034924C0C0A0.png" manifest:media-type=""/>
  <manifest:file-entry manifest:full-path="Pictures/1000020100000253000003492AC9CAE7.png" manifest:media-type=""/>
  <manifest:file-entry manifest:full-path="Pictures/10000201000002530000034961A35FBE.png" manifest:media-type=""/>
  <manifest:file-entry manifest:full-path="Pictures/100055C400005208000074044C81BEA9.svg" manifest:media-type=""/>
  <manifest:file-entry manifest:full-path="Pictures/10002EC80000520800007404A003ECD3.svg" manifest:media-type=""/>
  <manifest:file-entry manifest:full-path="Pictures/100002010000025300000349B7707C7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width="0cm" draw:fill="solid" draw:fill-color="#ff950e" draw:textarea-vertical-align="middle" draw:auto-grow-height="false" draw:fit-to-size="false" fo:padding-top="0.044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cm" svg:stroke-color="#f2941a" draw:stroke-linejoin="round" draw:fill="solid" draw:fill-color="#ffffff" draw:textarea-vertical-align="middle" draw:auto-grow-height="false" draw:fit-to-size="false" fo:padding-top="0.069cm" fo:padding-bottom="0.025cm" fo:padding-left="0.025cm" fo:padding-right="0.025cm" fo:wrap-option="wrap"/>
    </style:style>
    <style:style style:name="gr6" style:family="graphic" style:parent-style-name="standard">
      <style:graphic-properties draw:stroke="solid" svg:stroke-width="0.106cm" svg:stroke-color="#ff99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fff00" draw:textarea-vertical-align="middle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c5000b" draw:textarea-vertical-align="middle" draw:auto-grow-height="false" draw:fit-to-size="false" fo:padding-top="0.044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solid" draw:fill-color="#0084d1" draw:textarea-vertical-align="middle" draw:auto-grow-height="false" draw:fit-to-size="false" fo:padding-top="0.044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93%" fo:text-align="center" fo:text-indent="0cm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3%" fo:text-align="start" fo:text-indent="0cm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style:font-name="VL PGothic" fo:font-size="18pt" style:font-name-asian="VL PGothic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fo:color="#000000" style:text-line-through-style="none" style:font-name="VL PGothic" fo:font-size="14pt" fo:letter-spacing="normal" fo:font-style="normal" style:text-underline-style="none" fo:font-weight="normal" style:font-name-asian="VL PGothic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108cm" svg:height="1.905cm" svg:x="17.527cm" svg:y="6.39cm">
            <draw:image xlink:href="Pictures/100002010000025300000349B7707C74.png" xlink:type="simple" xlink:show="embed" xlink:actuate="onLoad"/>
            <draw:image xlink:href="Pictures/100055C400005208000074044C81BEA9.svg" xlink:type="simple" xlink:show="embed" xlink:actuate="onLoad">
              <text:p/>
            </draw:image>
          </draw:frame>
          <draw:frame draw:style-name="gr2" draw:text-style-name="P1" draw:layer="layout" svg:width="1.714cm" svg:height="1.397cm" svg:x="17.746cm" svg:y="7.152cm">
            <draw:image xlink:href="Pictures/10000201000002530000034961A35FBE.png" xlink:type="simple" xlink:show="embed" xlink:actuate="onLoad"/>
            <draw:image xlink:href="Pictures/10001B3D0000522400007420C8FA811C.svg" xlink:type="simple" xlink:show="embed" xlink:actuate="onLoad">
              <text:p/>
            </draw:image>
          </draw:frame>
        </draw:g>
        <draw:g>
          <draw:frame draw:style-name="gr1" draw:text-style-name="P1" draw:layer="layout" svg:width="1.096cm" svg:height="1.905cm" svg:x="11.205cm" svg:y="6.517cm">
            <draw:image xlink:href="Pictures/100002010000025300000349E6F27EE5.png" xlink:type="simple" xlink:show="embed" xlink:actuate="onLoad"/>
            <draw:image xlink:href="Pictures/1000513D000052080000740460BAD546.svg" xlink:type="simple" xlink:show="embed" xlink:actuate="onLoad">
              <text:p/>
            </draw:image>
          </draw:frame>
          <draw:frame draw:style-name="gr2" draw:text-style-name="P1" draw:layer="layout" svg:width="1.714cm" svg:height="1.397cm" svg:x="11.412cm" svg:y="7.279cm">
            <draw:image xlink:href="Pictures/10000201000002530000034961A35FBE.png" xlink:type="simple" xlink:show="embed" xlink:actuate="onLoad"/>
            <draw:image xlink:href="Pictures/10001B3D0000522400007420C8FA811C.svg" xlink:type="simple" xlink:show="embed" xlink:actuate="onLoad">
              <text:p/>
            </draw:image>
          </draw:frame>
        </draw:g>
        <draw:custom-shape draw:name="Shape 267" draw:style-name="gr3" draw:text-style-name="P3" draw:layer="layout" svg:width="3.937cm" svg:height="1.322cm" svg:x="1.046cm" svg:y="3.607cm">
          <text:p text:style-name="P2"><text:span text:style-name="T1">Hatoh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1" draw:layer="layout" svg:width="2.009cm" svg:height="2.286cm" svg:x="10.721cm" svg:y="2.464cm">
          <draw:image xlink:href="Pictures/100002010000025300000349F23915BE.png" xlink:type="simple" xlink:show="embed" xlink:actuate="onLoad"/>
          <draw:image xlink:href="Pictures/100015EE0000522400007420362CEA25.svg" xlink:type="simple" xlink:show="embed" xlink:actuate="onLoad">
            <text:p/>
          </draw:image>
        </draw:frame>
        <draw:frame draw:name="iso_city_grey_1.svg" draw:style-name="gr4" draw:text-style-name="P1" draw:layer="layout" svg:width="3.026cm" svg:height="2.71cm" svg:x="0.156cm" svg:y="5.12cm">
          <draw:image xlink:href="Pictures/100002010000025300000349B406AD79.png" xlink:type="simple" xlink:show="embed" xlink:actuate="onLoad"/>
          <draw:image xlink:href="Pictures/100056E700005224000074209615BA4E.svg" xlink:type="simple" xlink:show="embed" xlink:actuate="onLoad">
            <text:p/>
          </draw:image>
          <svg:title>isocity grey unit 1</svg:title>
        </draw:frame>
        <draw:frame draw:name="Iso_City_Grey_Unit_2.svg" draw:style-name="gr4" draw:text-style-name="P1" draw:layer="layout" svg:width="3.311cm" svg:height="2.794cm" svg:x="0.179cm" svg:y="0.167cm">
          <draw:image xlink:href="Pictures/1000020100000253000003492AC9CAE7.png" xlink:type="simple" xlink:show="embed" xlink:actuate="onLoad"/>
          <draw:image xlink:href="Pictures/1003787F000052240000742004874A14.svg" xlink:type="simple" xlink:show="embed" xlink:actuate="onLoad">
            <text:p/>
          </draw:image>
          <svg:title>isocity grey unit 2</svg:title>
        </draw:frame>
        <draw:frame draw:style-name="gr4" draw:text-style-name="P1" draw:layer="layout" svg:width="1.526cm" svg:height="2.159cm" svg:x="2.844cm" svg:y="1.691cm">
          <draw:image xlink:href="Pictures/10000201000002530000034924C0C0A0.png" xlink:type="simple" xlink:show="embed" xlink:actuate="onLoad"/>
          <draw:image xlink:href="Pictures/10000FC800005208000074048B96F336.svg" xlink:type="simple" xlink:show="embed" xlink:actuate="onLoad">
            <text:p/>
          </draw:image>
        </draw:frame>
        <draw:frame draw:style-name="gr4" draw:text-style-name="P1" draw:layer="layout" svg:width="1.526cm" svg:height="2.159cm" svg:x="2.671cm" svg:y="6.009cm">
          <draw:image xlink:href="Pictures/10000201000002530000034924C0C0A0.png" xlink:type="simple" xlink:show="embed" xlink:actuate="onLoad"/>
          <draw:image xlink:href="Pictures/10000FC800005208000074048B96F336.svg" xlink:type="simple" xlink:show="embed" xlink:actuate="onLoad">
            <text:p/>
          </draw:image>
        </draw:frame>
        <draw:custom-shape draw:name="Shape 276" draw:style-name="gr5" draw:text-style-name="P5" draw:layer="layout" svg:width="5.797cm" svg:height="1.458cm" svg:x="13.777cm" svg:y="1.902cm">
          <text:p text:style-name="P4"><text:span text:style-name="T2">本社からは全サイトの</text:span></text:p>
          <text:p text:style-name="P4"><text:span text:style-name="T2">状態が確認可能</text:span></text:p>
          <draw:enhanced-geometry draw:mirror-horizontal="false" draw:mirror-vertical="false" svg:viewBox="0 0 0 0" draw:text-areas="?f38 ?f38 ?f39 ?f40" draw:type="ooxml-wedgeRoundRectCallout" draw:modifiers="-36466 8140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77" draw:style-name="gr5" draw:text-style-name="P5" draw:layer="layout" svg:width="2.864cm" svg:height="1.542cm" svg:x="18.063cm" svg:y="4.104cm">
          <text:p text:style-name="P4"><text:span text:style-name="T2">各拠点で</text:span></text:p>
          <text:p text:style-name="P4"><text:span text:style-name="T2">監視／管理</text:span></text:p>
          <draw:enhanced-geometry draw:mirror-horizontal="false" draw:mirror-vertical="false" svg:viewBox="0 0 0 0" draw:text-areas="?f38 ?f38 ?f39 ?f40" draw:type="ooxml-wedgeRoundRectCallout" draw:modifiers="-63099 8912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88" draw:style-name="gr6" draw:text-style-name="P6" draw:layer="layout" svg:width="0.012cm" svg:height="3.033cm" svg:x="3.004cm" svg:y="4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0" draw:style-name="gr7" draw:text-style-name="P3" draw:layer="layout" svg:width="4.507cm" svg:height="1.163cm" svg:x="5.491cm" svg:y="3.46cm">
          <text:p/>
          <draw:enhanced-geometry draw:mirror-horizontal="false" draw:mirror-vertical="false" svg:viewBox="0 0 0 0" drawooo:sub-view-size="21600 21600" draw:type="ooxml-non-primitive" draw:enhanced-path="M 21600 5400 L 2556 5400 2556 0 0 10800 2556 21600 2556 16200 21600 16200 Z N"/>
        </draw:custom-shape>
        <draw:g>
          <draw:frame draw:style-name="gr1" draw:text-style-name="P1" draw:layer="layout" svg:width="1.096cm" svg:height="1.905cm" svg:x="11.825cm" svg:y="3.099cm">
            <draw:image xlink:href="Pictures/100002010000025300000349E6F27EE5.png" xlink:type="simple" xlink:show="embed" xlink:actuate="onLoad"/>
            <draw:image xlink:href="Pictures/1000513D000052080000740460BAD546.svg" xlink:type="simple" xlink:show="embed" xlink:actuate="onLoad">
              <text:p/>
            </draw:image>
          </draw:frame>
          <draw:frame draw:style-name="gr2" draw:text-style-name="P1" draw:layer="layout" svg:width="1.714cm" svg:height="1.397cm" svg:x="12.032cm" svg:y="3.861cm">
            <draw:image xlink:href="Pictures/10000201000002530000034961A35FBE.png" xlink:type="simple" xlink:show="embed" xlink:actuate="onLoad"/>
            <draw:image xlink:href="Pictures/10001B3D0000522400007420C8FA811C.svg" xlink:type="simple" xlink:show="embed" xlink:actuate="onLoad">
              <text:p/>
            </draw:image>
          </draw:frame>
        </draw:g>
        <draw:g>
          <draw:frame draw:style-name="gr1" draw:text-style-name="P1" draw:layer="layout" svg:width="1.108cm" svg:height="1.905cm" svg:x="4.446cm" svg:y="6.644cm">
            <draw:image xlink:href="Pictures/100002010000025300000349B7707C74.png" xlink:type="simple" xlink:show="embed" xlink:actuate="onLoad"/>
            <draw:image xlink:href="Pictures/100055C400005208000074044C81BEA9.svg" xlink:type="simple" xlink:show="embed" xlink:actuate="onLoad">
              <text:p/>
            </draw:image>
          </draw:frame>
          <draw:frame draw:style-name="gr2" draw:text-style-name="P1" draw:layer="layout" svg:width="1.714cm" svg:height="1.397cm" svg:x="4.665cm" svg:y="7.406cm">
            <draw:image xlink:href="Pictures/10000201000002530000034961A35FBE.png" xlink:type="simple" xlink:show="embed" xlink:actuate="onLoad"/>
            <draw:image xlink:href="Pictures/10001B3D0000522400007420C8FA811C.svg" xlink:type="simple" xlink:show="embed" xlink:actuate="onLoad">
              <text:p/>
            </draw:image>
          </draw:frame>
        </draw:g>
        <draw:frame draw:name="iso_city_grey_1.svg" draw:style-name="gr4" draw:text-style-name="P1" draw:layer="layout" svg:width="3.026cm" svg:height="2.71cm" svg:x="6.91cm" svg:y="5.12cm">
          <draw:image xlink:href="Pictures/100002010000025300000349B406AD79.png" xlink:type="simple" xlink:show="embed" xlink:actuate="onLoad"/>
          <draw:image xlink:href="Pictures/100056E700005224000074209615BA4E.svg" xlink:type="simple" xlink:show="embed" xlink:actuate="onLoad">
            <text:p/>
          </draw:image>
          <svg:title>isocity grey unit 1</svg:title>
        </draw:frame>
        <draw:frame draw:style-name="gr4" draw:text-style-name="P1" draw:layer="layout" svg:width="1.526cm" svg:height="2.159cm" svg:x="9.425cm" svg:y="6.009cm">
          <draw:image xlink:href="Pictures/10000201000002530000034924C0C0A0.png" xlink:type="simple" xlink:show="embed" xlink:actuate="onLoad"/>
          <draw:image xlink:href="Pictures/10000FC800005208000074048B96F336.svg" xlink:type="simple" xlink:show="embed" xlink:actuate="onLoad">
            <text:p/>
          </draw:image>
        </draw:frame>
        <draw:frame draw:name="iso_city_grey_1.svg" draw:style-name="gr4" draw:text-style-name="P1" draw:layer="layout" svg:width="3.026cm" svg:height="2.71cm" svg:x="13.364cm" svg:y="5.12cm">
          <draw:image xlink:href="Pictures/100002010000025300000349B406AD79.png" xlink:type="simple" xlink:show="embed" xlink:actuate="onLoad"/>
          <draw:image xlink:href="Pictures/100056E700005224000074209615BA4E.svg" xlink:type="simple" xlink:show="embed" xlink:actuate="onLoad">
            <text:p/>
          </draw:image>
          <svg:title>isocity grey unit 1</svg:title>
        </draw:frame>
        <draw:frame draw:style-name="gr4" draw:text-style-name="P1" draw:layer="layout" svg:width="1.526cm" svg:height="2.159cm" svg:x="15.879cm" svg:y="6.009cm">
          <draw:image xlink:href="Pictures/10000201000002530000034924C0C0A0.png" xlink:type="simple" xlink:show="embed" xlink:actuate="onLoad"/>
          <draw:image xlink:href="Pictures/10000FC800005208000074048B96F336.svg" xlink:type="simple" xlink:show="embed" xlink:actuate="onLoad">
            <text:p/>
          </draw:image>
        </draw:frame>
        <draw:custom-shape draw:name="Shape 271" draw:style-name="gr8" draw:text-style-name="P3" draw:layer="layout" svg:width="3.968cm" svg:height="1.322cm" svg:x="1.033cm" svg:y="7.948cm">
          <text:p text:style-name="P2"><text:span text:style-name="T1">Zabbi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9" draw:style-name="gr6" draw:text-style-name="P6" draw:layer="layout" svg:width="6.728cm" svg:height="3.033cm" svg:x="3.004cm" svg:y="4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4" draw:style-name="gr6" draw:text-style-name="P6" draw:layer="layout" svg:width="12.999cm" svg:height="3.033cm" svg:x="3.004cm" svg:y="4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8" draw:text-style-name="P3" draw:layer="layout" svg:width="3.968cm" svg:height="1.322cm" svg:x="7.749cm" svg:y="7.948cm">
          <text:p text:style-name="P2"><text:span text:style-name="T1">Zabbi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3" draw:style-name="gr9" draw:text-style-name="P3" draw:layer="layout" svg:width="3.968cm" svg:height="1.322cm" svg:x="14.02cm" svg:y="7.948cm">
          <text:p text:style-name="P2"><text:span text:style-name="T1">Nagi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frame draw:style-name="gr4" draw:text-style-name="P1" draw:layer="layout" svg:width="1.291cm" svg:height="1.826cm" svg:x="1.68cm" svg:y="10.835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2.442cm" svg:y="11.041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3.204cm" svg:y="11.216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0.918cm" svg:y="11.47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1.68cm" svg:y="11.676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2.442cm" svg:y="11.851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</draw:g>
        <draw:custom-shape draw:name="Shape 285" draw:style-name="gr7" draw:text-style-name="P3" draw:layer="layout" svg:width="1.176cm" svg:height="2.327cm" svg:x="2.255cm" svg:y="9.399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  <draw:g>
          <draw:frame draw:style-name="gr4" draw:text-style-name="P1" draw:layer="layout" svg:width="1.291cm" svg:height="1.826cm" svg:x="8.538cm" svg:y="10.914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9.3cm" svg:y="11.12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10.062cm" svg:y="11.295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7.776cm" svg:y="11.549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8.538cm" svg:y="11.755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9.3cm" svg:y="11.93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</draw:g>
        <draw:custom-shape draw:name="Shape 287" draw:style-name="gr7" draw:text-style-name="P3" draw:layer="layout" svg:width="1.176cm" svg:height="2.327cm" svg:x="9.112cm" svg:y="9.399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  <draw:g>
          <draw:frame draw:style-name="gr4" draw:text-style-name="P1" draw:layer="layout" svg:width="1.291cm" svg:height="1.826cm" svg:x="14.74cm" svg:y="10.962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15.502cm" svg:y="11.168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16.264cm" svg:y="11.343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13.978cm" svg:y="11.597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14.74cm" svg:y="11.803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  <draw:frame draw:style-name="gr4" draw:text-style-name="P1" draw:layer="layout" svg:width="1.291cm" svg:height="1.826cm" svg:x="15.502cm" svg:y="11.978cm">
            <draw:image xlink:href="Pictures/100002010000025300000349BC0D611B.png" xlink:type="simple" xlink:show="embed" xlink:actuate="onLoad"/>
            <draw:image xlink:href="Pictures/10002EC80000520800007404A003ECD3.svg" xlink:type="simple" xlink:show="embed" xlink:actuate="onLoad">
              <text:p/>
            </draw:image>
          </draw:frame>
        </draw:g>
        <draw:custom-shape draw:name="Shape 286" draw:style-name="gr7" draw:text-style-name="P3" draw:layer="layout" svg:width="1.176cm" svg:height="2.327cm" svg:x="15.285cm" svg:y="9.399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8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anect </meta:initial-creator>
    <meta:creation-date>2014-03-31T10:51:02.300151384</meta:creation-date>
    <dc:date>2014-03-31T17:40:34.836879985</dc:date>
    <dc:creator>phanect </dc:creator>
    <meta:editing-duration>PT1H6M2S</meta:editing-duration>
    <meta:editing-cycles>4</meta:editing-cycles>
    <meta:generator>LibreOffice/4.1.3.2$Linux_X86_64 LibreOffice_project/410m0$Build-2</meta:generator>
    <meta:document-statistic meta:object-count="55"/>
  </office:meta>
</office:document-meta>
</file>